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dee6ef" style:text-align-source="fix" style:repeat-content="false" fo:padding-bottom="0.035cm" fo:padding-left="0.035cm" fo:padding-right="0cm" fo:padding-top="0.035cm" style:vertical-align="middle"/>
      <style:paragraph-properties fo:text-align="end" fo:margin-left="0cm"/>
      <style:text-properties fo:color="#000000"/>
    </style:style>
    <style:style style:name="ce8" style:family="table-cell" style:parent-style-name="Default" style:data-style-name="N0">
      <style:table-cell-properties fo:background-color="#dee6ef" style:text-align-source="fix" style:repeat-content="false"/>
      <style:paragraph-properties fo:text-align="end" fo:margin-left="0cm"/>
      <style:text-properties fo:color="#000000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4" table:number-columns-repeated="16375"/>
        <table:table-row table:style-name="ro1">
          <table:table-cell table:style-name="ce2" office:value-type="string" calcext:value-type="string">
            <text:p>ID процесса B</text:p>
          </table:table-cell>
          <table:table-cell table:style-name="ce2"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3" table:number-rows-spanned="1">
            <text:p>ID процессов A</text:p>
          </table:table-cell>
          <table:covered-table-cell table:number-columns-repeated="2"/>
          <table:table-cell office:value-type="string" calcext:value-type="string">
            <text:p>начало</text:p>
          </table:table-cell>
          <table:table-cell office:value-type="string" calcext:value-type="string">
            <text:p>конце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</text:p>
          </table:table-cell>
          <table:table-cell table:formula="of:=MAX(IFERROR(VLOOKUP([.C2];[.A:.G];7;0);0); IFERROR(VLOOKUP([.D2];[.A:.G];7;0);0); IFERROR(VLOOKUP([.E2];[.A:.G];7;0);0))" office:value-type="float" office:value="16" calcext:value-type="float">
            <text:p>16</text:p>
          </table:table-cell>
          <table:table-cell table:style-name="ce9" table:formula="of:=IFERROR([.F2];0) + IFERROR([.B2];0)-1" office:value-type="float" office:value="19" calcext:value-type="float">
            <text:p>19</text:p>
          </table:table-cell>
          <table:table-cell table:formula="of:=SMALL([.G2:.G26];12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" table:number-columns-repeated="1637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3];[.A:.G];7;0);0); IFERROR(VLOOKUP([.D3];[.A:.G];7;0);0); IFERROR(VLOOKUP([.E3];[.A:.G];7;0);0))" office:value-type="float" office:value="11" calcext:value-type="float">
            <text:p>11</text:p>
          </table:table-cell>
          <table:table-cell table:style-name="ce9" table:formula="of:=IFERROR([.F3];0) + IFERROR([.B3];0)-1" office:value-type="float" office:value="16" calcext:value-type="float">
            <text:p>16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formula="of:=MAX(IFERROR(VLOOKUP([.C4];[.A:.G];7;0);0); IFERROR(VLOOKUP([.D4];[.A:.G];7;0);0); IFERROR(VLOOKUP([.E4];[.A:.G];7;0);0))" office:value-type="float" office:value="16" calcext:value-type="float">
            <text:p>16</text:p>
          </table:table-cell>
          <table:table-cell table:style-name="ce9" table:formula="of:=IFERROR([.F4];0) + IFERROR([.B4];0)-1" office:value-type="float" office:value="20" calcext:value-type="float">
            <text:p>20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number-columns-repeated="2" table:style-name="ce3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5];[.A:.G];7;0);0); IFERROR(VLOOKUP([.D5];[.A:.G];7;0);0); IFERROR(VLOOKUP([.E5];[.A:.G];7;0);0))" office:value-type="float" office:value="8" calcext:value-type="float">
            <text:p>8</text:p>
          </table:table-cell>
          <table:table-cell table:style-name="ce9" table:formula="of:=IFERROR([.F5];0) + IFERROR([.B5];0)-1" office:value-type="float" office:value="11" calcext:value-type="float">
            <text:p>11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6];[.A:.G];7;0);0); IFERROR(VLOOKUP([.D6];[.A:.G];7;0);0); IFERROR(VLOOKUP([.E6];[.A:.G];7;0);0))" office:value-type="float" office:value="7" calcext:value-type="float">
            <text:p>7</text:p>
          </table:table-cell>
          <table:table-cell table:style-name="ce9" table:formula="of:=IFERROR([.F6];0) + IFERROR([.B6];0)-1" office:value-type="float" office:value="8" calcext:value-type="float">
            <text:p>8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0</text:p>
          </table:table-cell>
          <table:table-cell table:formula="of:=MAX(IFERROR(VLOOKUP([.C7];[.A:.G];7;0);0); IFERROR(VLOOKUP([.D7];[.A:.G];7;0);0); IFERROR(VLOOKUP([.E7];[.A:.G];7;0);0))" office:value-type="float" office:value="10" calcext:value-type="float">
            <text:p>10</text:p>
          </table:table-cell>
          <table:table-cell table:style-name="ce9" table:formula="of:=IFERROR([.F7];0) + IFERROR([.B7];0)-1" office:value-type="float" office:value="11" calcext:value-type="float">
            <text:p>11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8];[.A:.G];7;0);0); IFERROR(VLOOKUP([.D8];[.A:.G];7;0);0); IFERROR(VLOOKUP([.E8];[.A:.G];7;0);0))" office:value-type="float" office:value="10" calcext:value-type="float">
            <text:p>10</text:p>
          </table:table-cell>
          <table:table-cell table:style-name="ce9" table:formula="of:=IFERROR([.F8];0) + IFERROR([.B8];0)-1" office:value-type="float" office:value="10" calcext:value-type="float">
            <text:p>10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9];[.A:.G];7;0);0); IFERROR(VLOOKUP([.D9];[.A:.G];7;0);0); IFERROR(VLOOKUP([.E9];[.A:.G];7;0);0))" office:value-type="float" office:value="5" calcext:value-type="float">
            <text:p>5</text:p>
          </table:table-cell>
          <table:table-cell table:style-name="ce9" table:formula="of:=IFERROR([.F9];0) + IFERROR([.B9];0)-1" office:value-type="float" office:value="10" calcext:value-type="float">
            <text:p>10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10];[.A:.G];7;0);0); IFERROR(VLOOKUP([.D10];[.A:.G];7;0);0); IFERROR(VLOOKUP([.E10];[.A:.G];7;0);0))" office:value-type="float" office:value="5" calcext:value-type="float">
            <text:p>5</text:p>
          </table:table-cell>
          <table:table-cell table:style-name="ce9" table:formula="of:=IFERROR([.F10];0) + IFERROR([.B10];0)-1" office:value-type="float" office:value="9" calcext:value-type="float">
            <text:p>9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11];[.A:.G];7;0);0); IFERROR(VLOOKUP([.D11];[.A:.G];7;0);0); IFERROR(VLOOKUP([.E11];[.A:.G];7;0);0))" office:value-type="float" office:value="2" calcext:value-type="float">
            <text:p>2</text:p>
          </table:table-cell>
          <table:table-cell table:style-name="ce9" table:formula="of:=IFERROR([.F11];0) + IFERROR([.B11];0)-1" office:value-type="float" office:value="5" calcext:value-type="float">
            <text:p>5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12];[.A:.G];7;0);0); IFERROR(VLOOKUP([.D12];[.A:.G];7;0);0); IFERROR(VLOOKUP([.E12];[.A:.G];7;0);0))" office:value-type="float" office:value="0" calcext:value-type="float">
            <text:p>0</text:p>
          </table:table-cell>
          <table:table-cell table:style-name="ce9" table:formula="of:=IFERROR([.F12];0) + IFERROR([.B12];0)-1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</text:p>
          </table:table-cell>
          <table:table-cell table:formula="of:=MAX(IFERROR(VLOOKUP([.C13];[.A:.G];7;0);0); IFERROR(VLOOKUP([.D13];[.A:.G];7;0);0); IFERROR(VLOOKUP([.E13];[.A:.G];7;0);0))" office:value-type="float" office:value="11" calcext:value-type="float">
            <text:p>11</text:p>
          </table:table-cell>
          <table:table-cell table:style-name="ce9" table:formula="of:=IFERROR([.F13];0) + IFERROR([.B13];0)-1" office:value-type="float" office:value="13" calcext:value-type="float">
            <text:p>13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0</text:p>
          </table:table-cell>
          <table:table-cell table:formula="of:=MAX(IFERROR(VLOOKUP([.C14];[.A:.G];7;0);0); IFERROR(VLOOKUP([.D14];[.A:.G];7;0);0); IFERROR(VLOOKUP([.E14];[.A:.G];7;0);0))" office:value-type="float" office:value="14" calcext:value-type="float">
            <text:p>14</text:p>
          </table:table-cell>
          <table:table-cell table:style-name="ce9" table:formula="of:=IFERROR([.F14];0) + IFERROR([.B14];0)-1" office:value-type="float" office:value="18" calcext:value-type="float">
            <text:p>18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15];[.A:.G];7;0);0); IFERROR(VLOOKUP([.D15];[.A:.G];7;0);0); IFERROR(VLOOKUP([.E15];[.A:.G];7;0);0))" office:value-type="float" office:value="8" calcext:value-type="float">
            <text:p>8</text:p>
          </table:table-cell>
          <table:table-cell table:style-name="ce9" table:formula="of:=IFERROR([.F15];0) + IFERROR([.B15];0)-1" office:value-type="float" office:value="14" calcext:value-type="float">
            <text:p>14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16];[.A:.G];7;0);0); IFERROR(VLOOKUP([.D16];[.A:.G];7;0);0); IFERROR(VLOOKUP([.E16];[.A:.G];7;0);0))" office:value-type="float" office:value="5" calcext:value-type="float">
            <text:p>5</text:p>
          </table:table-cell>
          <table:table-cell table:style-name="ce9" table:formula="of:=IFERROR([.F16];0) + IFERROR([.B16];0)-1" office:value-type="float" office:value="7" calcext:value-type="float">
            <text:p>7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17];[.A:.G];7;0);0); IFERROR(VLOOKUP([.D17];[.A:.G];7;0);0); IFERROR(VLOOKUP([.E17];[.A:.G];7;0);0))" office:value-type="float" office:value="5" calcext:value-type="float">
            <text:p>5</text:p>
          </table:table-cell>
          <table:table-cell table:style-name="ce9" table:formula="of:=IFERROR([.F17];0) + IFERROR([.B17];0)-1" office:value-type="float" office:value="7" calcext:value-type="float">
            <text:p>7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18];[.A:.G];7;0);0); IFERROR(VLOOKUP([.D18];[.A:.G];7;0);0); IFERROR(VLOOKUP([.E18];[.A:.G];7;0);0))" office:value-type="float" office:value="7" calcext:value-type="float">
            <text:p>7</text:p>
          </table:table-cell>
          <table:table-cell table:style-name="ce9" table:formula="of:=IFERROR([.F18];0) + IFERROR([.B18];0)-1" office:value-type="float" office:value="8" calcext:value-type="float">
            <text:p>8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19];[.A:.G];7;0);0); IFERROR(VLOOKUP([.D19];[.A:.G];7;0);0); IFERROR(VLOOKUP([.E19];[.A:.G];7;0);0))" office:value-type="float" office:value="5" calcext:value-type="float">
            <text:p>5</text:p>
          </table:table-cell>
          <table:table-cell table:style-name="ce9" table:formula="of:=IFERROR([.F19];0) + IFERROR([.B19];0)-1" office:value-type="float" office:value="6" calcext:value-type="float">
            <text:p>6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formula="of:=MAX(IFERROR(VLOOKUP([.C20];[.A:.G];7;0);0); IFERROR(VLOOKUP([.D20];[.A:.G];7;0);0); IFERROR(VLOOKUP([.E20];[.A:.G];7;0);0))" office:value-type="float" office:value="20" calcext:value-type="float">
            <text:p>20</text:p>
          </table:table-cell>
          <table:table-cell table:style-name="ce9" table:formula="of:=IFERROR([.F20];0) + IFERROR([.B20];0)-1" office:value-type="float" office:value="24" calcext:value-type="float">
            <text:p>24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0</text:p>
          </table:table-cell>
          <table:table-cell table:formula="of:=MAX(IFERROR(VLOOKUP([.C21];[.A:.G];7;0);0); IFERROR(VLOOKUP([.D21];[.A:.G];7;0);0); IFERROR(VLOOKUP([.E21];[.A:.G];7;0);0))" office:value-type="float" office:value="24" calcext:value-type="float">
            <text:p>24</text:p>
          </table:table-cell>
          <table:table-cell table:style-name="ce9" table:formula="of:=IFERROR([.F21];0) + IFERROR([.B21];0)-1" office:value-type="float" office:value="25" calcext:value-type="float">
            <text:p>25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22];[.A:.G];7;0);0); IFERROR(VLOOKUP([.D22];[.A:.G];7;0);0); IFERROR(VLOOKUP([.E22];[.A:.G];7;0);0))" office:value-type="float" office:value="24" calcext:value-type="float">
            <text:p>24</text:p>
          </table:table-cell>
          <table:table-cell table:style-name="ce9" table:formula="of:=IFERROR([.F22];0) + IFERROR([.B22];0)-1" office:value-type="float" office:value="30" calcext:value-type="float">
            <text:p>30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0</text:p>
          </table:table-cell>
          <table:table-cell table:formula="of:=MAX(IFERROR(VLOOKUP([.C23];[.A:.G];7;0);0); IFERROR(VLOOKUP([.D23];[.A:.G];7;0);0); IFERROR(VLOOKUP([.E23];[.A:.G];7;0);0))" office:value-type="float" office:value="24" calcext:value-type="float">
            <text:p>24</text:p>
          </table:table-cell>
          <table:table-cell table:style-name="ce9" table:formula="of:=IFERROR([.F23];0) + IFERROR([.B23];0)-1" office:value-type="float" office:value="26" calcext:value-type="float">
            <text:p>26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0</text:p>
          </table:table-cell>
          <table:table-cell table:formula="of:=MAX(IFERROR(VLOOKUP([.C24];[.A:.G];7;0);0); IFERROR(VLOOKUP([.D24];[.A:.G];7;0);0); IFERROR(VLOOKUP([.E24];[.A:.G];7;0);0))" office:value-type="float" office:value="16" calcext:value-type="float">
            <text:p>16</text:p>
          </table:table-cell>
          <table:table-cell table:style-name="ce9" table:formula="of:=IFERROR([.F24];0) + IFERROR([.B24];0)-1" office:value-type="float" office:value="17" calcext:value-type="float">
            <text:p>17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25];[.A:.G];7;0);0); IFERROR(VLOOKUP([.D25];[.A:.G];7;0);0); IFERROR(VLOOKUP([.E25];[.A:.G];7;0);0))" office:value-type="float" office:value="17" calcext:value-type="float">
            <text:p>17</text:p>
          </table:table-cell>
          <table:table-cell table:style-name="ce9" table:formula="of:=IFERROR([.F25];0) + IFERROR([.B25];0)-1" office:value-type="float" office:value="18" calcext:value-type="float">
            <text:p>18</text:p>
          </table:table-cell>
          <table:table-cell table:number-columns-repeated="2"/>
          <table:table-cell table:style-name="ce6" table:number-columns-repeated="1637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IFERROR(VLOOKUP([.C26];[.A:.G];7;0);0); IFERROR(VLOOKUP([.D26];[.A:.G];7;0);0); IFERROR(VLOOKUP([.E26];[.A:.G];7;0);0))" office:value-type="float" office:value="17" calcext:value-type="float">
            <text:p>17</text:p>
          </table:table-cell>
          <table:table-cell table:style-name="ce9" table:formula="of:=IFERROR([.F26];0) + IFERROR([.B26];0)-1" office:value-type="float" office:value="17" calcext:value-type="float">
            <text:p>17</text:p>
          </table:table-cell>
          <table:table-cell table:number-columns-repeated="2"/>
          <table:table-cell table:style-name="ce6" table:number-columns-repeated="16375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16375"/>
        </table:table-row>
        <table:table-row table:style-name="ro3">
          <table:table-cell table:number-columns-repeated="6"/>
          <table:table-cell table:style-name="Default"/>
          <table:table-cell table:number-columns-repeated="2"/>
          <table:table-cell table:style-name="ce6" table:number-columns-repeated="16375"/>
        </table:table-row>
        <table:table-row table:style-name="ro3" table:number-rows-repeated="1048547">
          <table:table-cell table:number-columns-repeated="9"/>
          <table:table-cell table:style-name="ce6" table:number-columns-repeated="16375"/>
        </table:table-row>
        <table:table-row table:style-name="ro3">
          <table:table-cell table:number-columns-repeated="9"/>
          <table:table-cell table:style-name="ce6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minf</meta:initial-creator>
    <meta:creation-date>2025-01-15T10:27:21Z</meta:creation-date>
    <dc:date>2026-04-04T14:17:01.480462000</dc:date>
    <meta:editing-duration>PT10M30S</meta:editing-duration>
    <meta:editing-cycles>1</meta:editing-cycles>
    <meta:document-statistic meta:table-count="1" meta:cell-count="185" meta:object-count="0"/>
    <meta:user-defined meta:name=""/>
  </office:meta>
</office:document-meta>
</file>